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5_16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6, FF 5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text:tab/>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text:tab/></text:p>
      <text:p text:style-name="P4">Author of letter<text:tab/><text:tab/><text:tab/><text:tab/>Joseph Krauskopf<text:tab/></text:p>
      <text:p text:style-name="P4">Signed letter<text:tab/><text:tab/><text:tab/><text:tab/><text:tab/>Y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Sabato Morais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September 25, 1891</text:p>
      <text:p text:style-name="P4">Month<text:tab/><text:tab/><text:tab/><text:tab/><text:tab/><text:tab/>September</text:p>
      <text:p text:style-name="P4">Year<text:tab/><text:tab/><text:tab/><text:tab/><text:tab/><text:tab/>1891</text:p>
      <text:p text:style-name="P4">Hebrew Date<text:tab/><text:tab/><text:tab/><text:tab/><text:tab/></text:p>
      <text:p text:style-name="P4">Undated</text:p>
      <text:p text:style-name="P4">City<text:tab/><text:tab/><text:tab/><text:tab/><text:tab/><text:tab/>Philadelphia</text:p>
      <text:p text:style-name="P4">State<text:tab/><text:tab/><text:tab/><text:tab/><text:tab/><text:tab/>PA</text:p>
      <text:p text:style-name="P4">Country<text:tab/><text:tab/><text:tab/><text:tab/><text:tab/>USA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Y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</text:p>
      <text:p text:style-name="P4">Number of Pages<text:tab/><text:tab/><text:tab/><text:tab/>1</text:p>
      <text:p text:style-name="P4">Number of Sheets<text:tab/><text:tab/><text:tab/><text:tab/>1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Y</text:p>
      <text:p text:style-name="P4">Stamp<text:tab/><text:tab/><text:tab/><text:tab/><text:tab/><text:tab/>Y</text:p>
      <text:p text:style-name="P4">Postma<text:tab/>rk<text:tab/><text:tab/><text:tab/><text:tab/><text:tab/>Y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>A photocopy of the manuscript is also available in Box 19, FF 9.</text:p>
      <text:p text:style-name="P4"/>
      <text:p text:style-name="P4">VII Transcription</text:p>
      <text:p text:style-name="P2">(Symbols: ?=uncertain; []=supplied information; /=end of line)</text:p>
      <text:p text:style-name="P2"/>
      <text:p text:style-name="P2">[Envelope-Recto]</text:p>
      <text:p text:style-name="P2">Keneseth Israel/</text:p>
      <text:p text:style-name="P2"><text:tab/>The Rev. Dr. S. Morais/</text:p>
      <text:p text:style-name="P2"><text:tab/><text:tab/><text:tab/>City/</text:p>
      <text:p text:style-name="P2">#546 N. Fifth Str./</text:p>
      <text:p text:style-name="P2"/>
      <text:p text:style-name="P2">[Envelope-Verso]</text:p>
      <text:p text:style-name="P2">JK/</text:p>
      <text:p text:style-name="P2"/>
      <text:p text:style-name="P2">[Page 1]</text:p>
      <text:p text:style-name="P2">1537 DIAMOND STREET/</text:p>
      <text:p text:style-name="P2"><text:tab/>Philadelphia.<text:tab/>Sept. 25[/ inserted by author]91/</text:p>
      <text:p text:style-name="P2">Esteemed and Reverend Sir,/</text:p>
      <text:p text:style-name="P2"><text:tab/>It affords me much pleasure to extend to/ you in the name of the Board of Trustees of the Reform/ Congregation Keneseth Israel a hearty invitation/ to favor us with your presence at the ceremony of/ the Cornerstone-Laying of our new Temple,/ Tuesday Oct. 20[/ inserted by author]91 ([Hebrew]), and that/ you kindly deliver the "Closing Prayer"/</text:p>
      <text:p text:style-name="P2"><text:tab/>Awaiting your favorable reply, I remain, with/ kindest wishes for the approaching New Year/</text:p>
      <text:p text:style-name="P2"><text:tab/><text:tab/>Yours Very Sincerely/</text:p>
      <text:p text:style-name="P2"><text:soft-page-break/><text:tab/><text:tab/><text:tab/>Jos Krauskopf./</text:p>
      <text:p text:style-name="P2">The Rev. Dr. S. Morais, City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8T12:56:34.60</meta:creation-date>
    <dc:date>2012-03-21T15:00:56.09</dc:date>
    <dc:creator>Penn Libraries</dc:creator>
    <meta:editing-duration>PT00H27M28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3" meta:paragraph-count="77" meta:word-count="292" meta:character-count="2053"/>
  </office:meta>
</office:document-meta>
</file>